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5e429" officeooo:paragraph-rsid="0005e42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27e70" officeooo:paragraph-rsid="00027e70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7e70" officeooo:paragraph-rsid="00027e7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7e70" officeooo:paragraph-rsid="00027e7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5447" officeooo:paragraph-rsid="00027e7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5447" officeooo:paragraph-rsid="0003544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e429" officeooo:paragraph-rsid="0005e42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6644" officeooo:paragraph-rsid="0008664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5e429" officeooo:paragraph-rsid="0005e429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c0ec0"/>
    </style:style>
    <style:style style:name="T3" style:family="text">
      <style:text-properties officeooo:rsid="000ec8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balhando com GitHub</text:p>
      <text:p text:style-name="P3"/>
      <text:p text:style-name="P2">Como alterar alguma configuração do git:</text:p>
      <text:p text:style-name="P2"/>
      <text:p text:style-name="P4">git config --global <text:s/>--unset ConfiguraçãoQueIráMudar</text:p>
      <text:p text:style-name="P5">git config --global <text:s/>InformaçãoQueQuerAdicionar</text:p>
      <text:p text:style-name="P5"/>
      <text:p text:style-name="P6">Qualquer alteração que fizer irá mudar o sha1</text:p>
      <text:p text:style-name="P6"/>
      <text:p text:style-name="P1">Como apontar o repositório local para uma origem remota:</text:p>
      <text:p text:style-name="P1"/>
      <text:p text:style-name="P7">Git remote add origin LinkDoGitHub</text:p>
      <text:p text:style-name="P7">Git remore -v <text:s text:c="19"/><text:span text:style-name="T1">//Mostra a lista de repositórios remotos cadastrados</text:span></text:p>
      <text:p text:style-name="P7">Git push origin master <text:s text:c="5"/><text:span text:style-name="T1">// Empurra o repositório local para o repositório remoto</text:span></text:p>
      <text:p text:style-name="P9"><text:s text:c="41"/>// Vai pedir credenciais</text:p>
      <text:p text:style-name="P8"><text:span text:style-name="T2">Git pull origin master <text:s text:c="5"/>//Puxa o repositório remoto para o repositório local </text:span><text:span text:style-name="T3">(Mais usado em casos de conflit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0:59:27.806000000</meta:creation-date>
    <meta:generator>LibreOffice/7.3.0.3$Windows_x86 LibreOffice_project/0f246aa12d0eee4a0f7adcefbf7c878fc2238db3</meta:generator>
    <dc:date>2022-03-09T16:25:49.821000000</dc:date>
    <meta:editing-duration>PT43M17S</meta:editing-duration>
    <meta:editing-cycles>7</meta:editing-cycles>
    <meta:document-statistic meta:table-count="0" meta:image-count="0" meta:object-count="0" meta:page-count="1" meta:paragraph-count="11" meta:word-count="88" meta:character-count="644" meta:non-whitespace-character-count="498"/>
  </office:meta>
</office:document-meta>
</file>